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Info.setJobTitle( String job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setFemale( boolean fem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getF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setFax( Phone f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getPho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getFul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setFullAddress( FullAddress ful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equals( Object obj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ersonInfo.setMale( boolean m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setDepartment( String depar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getDepar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setPhones( List &lt; Phone &gt; pho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isM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getHomepag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setMobileNo( String mobile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isFem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hashCod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onInfo.getMobil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getJob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setHomepageUrl( String homepag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